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blo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xisofright.co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elawareintellectualproperty.foxrothschild.co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mocracy-project.co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ougpowers.co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eudart.co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reedomschool.or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garciamedialife.co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eorgevanantwerp.co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hispanicpundit.co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idtik.co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immigrationclearinghouse.org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rionline.co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rccooper.co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ontificus.co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houghcowardsflinch.com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owneforcongress.com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whiteperil.co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www.arkansasinjurylawyerblog.co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www.arrghpaine.com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ww.behindbluelines.com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ww.boxturtlebulletin.com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www.brooklynron.com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www.butthenwhat.co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www.cearta.i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www.charmaineyoest.com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ww.cofinteract.org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www.crusaderwarcollege.org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www.davesblogcentral.com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www.hispanicprblog.com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www.housingbubblecentral.com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www.intellectualconservative.com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ww.internetdefamationlawblog.com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www.jim-greenhill.u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www.movethernc.com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www.planestupid.com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www.race-talk.org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www.realhartford.org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www.republicoft.com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www.skubalon.net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www.talkleft.com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www.thefacultylounge.org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www.themudflats.net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www.theospark.net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oberterickson.newsvine.c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vocatefornurses.typepad.co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awmarketingsystems.typepad.com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luk.mt.typepad.c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irondackcitizen.wordpress.co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ngladeshwatchdog1.wordpress.co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dcburmaitalian.wordpress.co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garens.wordpress.co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lackoak.wordpress.co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ndablog.wordpress.co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raudfighters.wordpress.co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spottt.wordpress.co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illinoisconservative.wordpress.com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iwillserve.wordpress.co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khudi.wordpress.co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eftoutside.wordpress.co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ichaelscomments.wordpress.co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tricknulty.wordpress.co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reflexivepractice.wordpress.co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enaissanceruminations.wordpress.co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ichmcsheehy.wordpress.com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obcrilly.wordpress.com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kepticalbrotha.wordpress.c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solutezerounites.blogspot.c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jacksonian.blogspot.co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dysperspective.blogspot.co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ankhenderson.blogspot.c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sharkalawsat.blogspot.co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gola3news.blogspot.co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rmchairasia.blogspot.c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injoditch.blogspot.co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onoboathome.blogspot.co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oogeymanchronicles.blogspot.co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ssandbrninalain.blogspot.co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nadianinternationalpeaceproject.blogspot.co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heladirittaviaerasmarrita.blogspot.co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ivilwarflorida.blogspot.co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ast-usa.blogspot.co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trariancommentary.blogspot.co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rncorps.blogspot.co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odocanspell.blogspot.co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onmashakswasecacountymnfreepress.blogspot.co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ssfeed.blogspot.com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mergencydeep.blogspot.co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ndotworld.blogspot.co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ergyoutlook.blogspot.co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emikneesm.blogspot.co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ddleferme.blogspot.co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orumforforeignaffairs.blogspot.co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reeourfriends.blogspot.co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iendsofhassandiab.blogspot.co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aymarriedcalifornian.blogspot.co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hulammuhammed.blogspot.co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rayfalcon.blogspot.co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arryschwartz.blogspot.co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ealthpolicyandmarket.blogspot.co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ellishtruth.blogspot.co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istorical-melungeons.blogspot.co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istoryiselementary.blogspot.co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interestedamerican.blogspot.co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tdontmakesense.blogspot.com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osephus-artworks.blogspot.co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oshuapundit.blogspot.co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lesforlife.blogspot.co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letlibertyring.blogspot.co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isa4everwonders.blogspot.co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dbookseller.blogspot.com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aryland-politics.blogspot.co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igramatters.blogspot.co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jopengovt.blogspot.co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ozothebozo.blogspot.com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apertigertv.blogspot.co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ilcrowpress.blogspot.co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mbcomments.blogspot.co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pphi.blogspot.co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residentgeorgebush.blogspot.co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aasconsulting.blogspot.com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ealtruthonline.blogspot.co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uckingfidiculous.blogspot.co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cared-4-america.blogspot.co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ensesofrhetoric.blogspot.com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keptikone.blogspot.co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allcotton-ppjakajim.blogspot.co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hecsquare.blogspot.com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thehappyhospitalist.blogspot.com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helogicoftruth.blogspot.com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hemediabusiness.blogspot.co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henewdisease.blogspot.com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hepoliticsofimmigration.blogspot.com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herightfieldline.blogspot.com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mnelson.blogspot.com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nyphyrillas.blogspot.co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unrulymob.blogspot.com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www.calssdp.blogspot.com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www.danebramage.blogspot.com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ww.lgfwatch.blogspot.co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achmom.dailykos.co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log.sojo.ne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log.sustainablemiddleclass.co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etdonkey.co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reatbiglies.org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icktime.org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ristof.blogs.nytimes.com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ryradio.com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wn.riverlab.co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whatbubbaknows.net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wolvesofliberty.com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ww.ace.mu.nu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www.feministcritics.org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ww.improvedclinch.com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www.jordanwatch.net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www.mednauseam.com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www.occasionalplanet.org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www.proutworld.org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www.thepoliticalcarnival.ne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readandsham.files.wordpress.co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lhounpowerline.wordpress.co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ivicfieldreports.files.wordpress.co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esri.files.wordpress.com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cretaryclinton.files.wordpress.co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hortyindahouse.wordpress.com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heeliteones.files.wordpress.co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vimdy.wordpress.co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vtsenvirogroup.wordpress.co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kansaspreppersnetwork.blogspot.co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ibsoc.blogspot.com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eanrachel.blogspot.co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injanun.blogspot.com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orldunited-stewart.blogspot.com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www.scrapsofmoscow.blogspot.co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16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 </meta:initial-creator>
    <meta:creation-date>2012-02-06T16:48:59</meta:creation-date>
    <dc:date>2012-02-06T16:49:41</dc:date>
    <dc:creator>Abe </dc:creator>
    <meta:editing-duration>PT42S</meta:editing-duration>
    <meta:editing-cycles>1</meta:editing-cycles>
    <meta:document-statistic meta:table-count="3" meta:cell-count="348" meta:object-count="0"/>
    <meta:generator>LibreOffice/3.4$Unix LibreOffice_project/340m1$Build-402</meta:generator>
  </office:meta>
</office:document-meta>
</file>